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ff7" officeooo:paragraph-rsid="0007dff7"/>
    </style:style>
    <style:style style:name="P2" style:family="paragraph" style:parent-style-name="Standard">
      <style:text-properties style:text-underline-style="none" officeooo:rsid="0007dff7" officeooo:paragraph-rsid="0007dff7"/>
    </style:style>
    <style:style style:name="P3" style:family="paragraph" style:parent-style-name="Standard">
      <style:text-properties fo:color="#0000cc" style:text-underline-style="none" officeooo:rsid="0007dff7" officeooo:paragraph-rsid="0007dff7"/>
    </style:style>
    <style:style style:name="P4" style:family="paragraph" style:parent-style-name="Standard">
      <style:text-properties fo:color="#0000cc" style:text-underline-style="none" officeooo:rsid="0007dff7" officeooo:paragraph-rsid="000932e4"/>
    </style:style>
    <style:style style:name="P5" style:family="paragraph" style:parent-style-name="Standard">
      <style:text-properties fo:color="#000000" style:text-underline-style="none" officeooo:rsid="0007dff7" officeooo:paragraph-rsid="0007dff7"/>
    </style:style>
    <style:style style:name="P6" style:family="paragraph" style:parent-style-name="Standard">
      <style:text-properties fo:color="#000000" style:text-underline-style="none" officeooo:rsid="000932e4" officeooo:paragraph-rsid="000932e4"/>
    </style:style>
    <style:style style:name="P7" style:family="paragraph" style:parent-style-name="Standard">
      <style:text-properties fo:color="#000000" style:text-underline-style="none" officeooo:rsid="000a4f35" officeooo:paragraph-rsid="000a4f35"/>
    </style:style>
    <style:style style:name="P8" style:family="paragraph" style:parent-style-name="Standard">
      <style:text-properties fo:color="#000000" style:text-underline-style="none" officeooo:rsid="000a4f35" officeooo:paragraph-rsid="000c3563"/>
    </style:style>
    <style:style style:name="P9" style:family="paragraph" style:parent-style-name="Standard">
      <style:text-properties fo:color="#000000" style:text-underline-style="none" officeooo:rsid="000a6bf4" officeooo:paragraph-rsid="000a6bf4"/>
    </style:style>
    <style:style style:name="P10" style:family="paragraph" style:parent-style-name="Standard">
      <style:text-properties fo:color="#000000" style:text-underline-style="none" officeooo:rsid="000c3563" officeooo:paragraph-rsid="000c3563"/>
    </style:style>
    <style:style style:name="P11" style:family="paragraph" style:parent-style-name="Standard">
      <style:text-properties fo:color="#000000" style:text-underline-style="none" officeooo:rsid="000c3563" officeooo:paragraph-rsid="000e2808"/>
    </style:style>
    <style:style style:name="P12" style:family="paragraph" style:parent-style-name="Standard">
      <style:paragraph-properties fo:break-before="page"/>
      <style:text-properties fo:color="#000000" style:text-underline-style="none" officeooo:rsid="000932e4" officeooo:paragraph-rsid="000932e4"/>
    </style:style>
    <style:style style:name="P13" style:family="paragraph" style:parent-style-name="Standard">
      <style:paragraph-properties fo:break-before="page"/>
      <style:text-properties fo:color="#000000" style:text-underline-style="none" officeooo:rsid="000a4f35" officeooo:paragraph-rsid="000a4f35"/>
    </style:style>
    <style:style style:name="P14" style:family="paragraph" style:parent-style-name="Standard">
      <style:paragraph-properties fo:break-before="page"/>
      <style:text-properties fo:color="#000000" style:text-underline-style="none" officeooo:rsid="000e2808" officeooo:paragraph-rsid="000e2808"/>
    </style:style>
    <style:style style:name="P15" style:family="paragraph">
      <style:paragraph-properties fo:margin-left="0.101cm" fo:margin-right="0cm" fo:margin-top="0cm" fo:margin-bottom="0cm" fo:text-indent="0cm"/>
    </style:style>
    <style:style style:name="P16" style:family="paragraph">
      <style:paragraph-properties fo:margin-left="0.101cm" fo:margin-right="0cm" fo:text-indent="0cm"/>
    </style:style>
    <style:style style:name="P17" style:family="paragraph">
      <loext:graphic-properties draw:fill="none" draw:fill-color="#ffffff"/>
      <style:paragraph-properties fo:margin-left="0.101cm" fo:margin-right="0cm" fo:text-indent="0cm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2808"/>
    </style:style>
    <style:style style:name="T3" style:family="text">
      <style:text-properties fo:color="#0000cc" style:text-underline-style="solid" style:text-underline-width="auto" style:text-underline-color="font-color" fo:background-color="transparent" loext:char-shading-value="0"/>
    </style:style>
    <style:style style:name="T4" style:family="text">
      <style:text-properties officeooo:rsid="000a1e9c"/>
    </style:style>
    <style:style style:name="T5" style:family="text">
      <style:text-properties officeooo:rsid="000a6bf4"/>
    </style:style>
    <style:style style:name="T6" style:family="text">
      <style:text-properties officeooo:rsid="000e2808"/>
    </style:style>
    <style:style style:name="T7" style:family="text">
      <style:text-properties officeooo:rsid="000ec01d"/>
    </style:style>
    <style:style style:name="gr1" style:family="graphic">
      <style:graphic-properties draw:stroke="solid" svg:stroke-color="#000000" draw:fill="none" draw:fill-color="#ffffff" fo:min-height="1.931cm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0.843cm" fo:min-width="0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0.843cm" fo:min-width="1.0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43cm" fo:min-width="1.1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Forme1" draw:style-name="gr1" draw:text-style-name="P17" svg:width="4.605cm" svg:height="8.279cm" svg:x="13.986cm" svg:y="6.761cm">
        <draw:text-box>
          <text:p text:style-name="P15">Tableau de conversion :</text:p>
          <text:p text:style-name="P16">0000 ↔ 0</text:p>
          <text:p text:style-name="P16">0001 ↔ 1</text:p>
          <text:p text:style-name="P16">0010 ↔ 2</text:p>
          <text:p text:style-name="P16">0011 ↔ 3</text:p>
          <text:p text:style-name="P16">0100 ↔ 4</text:p>
          <text:p text:style-name="P16">0101 ↔ 5</text:p>
          <text:p text:style-name="P16">0110 ↔ 6</text:p>
          <text:p text:style-name="P16">0111 ↔ 7</text:p>
          <text:p text:style-name="P16">1000 ↔ 8</text:p>
          <text:p text:style-name="P16">1001 ↔ 9</text:p>
          <text:p text:style-name="P16">1010 ↔ A</text:p>
          <text:p text:style-name="P16">1011 ↔ B</text:p>
          <text:p text:style-name="P16">1100 ↔ C</text:p>
          <text:p text:style-name="P16">1101 ↔ D</text:p>
          <text:p text:style-name="P16">1110 ↔ E</text:p>
          <text:p text:style-name="P15">1111 ↔ F</text:p>
        </draw:text-box>
      </draw:frame>
      <text:p text:style-name="P1">Nous sommes parfois amenés à faire des traductions binaire-hexadécimale. Pour cela nous utilisons un tableau de conversion et l’appliquons à des groupes de 4 chiffres.</text:p>
      <text:p text:style-name="P1">Par exemple le nombre 1101011 donne :</text:p>
      <text:p text:style-name="P1"><text:span text:style-name="T3">0</text:span><text:span text:style-name="T1">110</text:span> <text:span text:style-name="T1">1011</text:span></text:p>
      <text:p text:style-name="P2"><text:s text:c="3"/>6 <text:s text:c="5"/>B</text:p>
      <text:p text:style-name="P2">→ 6B</text:p>
      <text:p text:style-name="P4">PS : Cela ne change rien d’ajouter un ‘0’ à gauche du groupe de 4 chiffres le plus à gauche.</text:p>
      <text:p text:style-name="P3"/>
      <text:p text:style-name="P5"/>
      <text:p text:style-name="P6">Maintenant à vous de jouer !</text:p>
      <text:p text:style-name="P6"/>
      <text:p text:style-name="P6">Vous devez traduire 1101111011110111 :</text:p>
      <text:p text:style-name="P6"/>
      <text:p text:style-name="P6">Entre<text:span text:style-name="T7">z </text:span>la traduction ici : </text:p>
      <text:p text:style-name="P6"/>
      <text:p text:style-name="P12"><text:span text:style-name="T1">1101</text:span> <text:span text:style-name="T1">1110</text:span> <text:span text:style-name="T1">1111</text:span> <text:span text:style-name="T1">0111</text:span></text:p>
      <text:p text:style-name="P6"><text:s text:c="3"/>D <text:s text:c="5"/>E <text:s text:c="5"/>F <text:s text:c="5"/>7</text:p>
      <text:p text:style-name="P6">La bonne réponse e<text:span text:style-name="T4">st :</text:span> <text:span text:style-name="T1">DEF7</text:span> !</text:p>
      <text:p text:style-name="P13">Nous sommes souvent amenés à traiter diverses conditions lorsque nous faisons de la programmation. Par exemple si A et B alors faire S1 sinon faire S2…</text:p>
      <text:p text:style-name="P7">Chaque condition est soit ‘vraie’ (true) soit ‘fausse’ (false). ‘1’ correspond à ‘true’ et ‘2’ correspond à ‘false’.</text:p>
      <text:p text:style-name="P7">Il y a donc plusieurs entrées et <text:span text:style-name="T5">minimum une sortie.</text:span></text:p>
      <text:p text:style-name="P7">Ces conditions peuvent se représenter sous la forme de circuits de conditions booléenne.</text:p>
      <text:p text:style-name="P7">Les entrées sont à gauche, les sorties à droite.</text:p>
      <text:p text:style-name="P7">Chaque condition a deux entrées et une sortie, on peut ensuite les combiner entre elles.</text:p>
      <text:p text:style-name="P7">La condition ‘AND’ <text:s/>a sa sortie à ‘1’ seulement si toutes ces entrées sont à ‘1’, sinon sa sortie est à ‘0’.</text:p>
      <text:p text:style-name="P7">La condition ‘OR’ a sa sortie à ‘1’ si au moins l’une de ses entrées sont à ‘1’.</text:p>
      <text:p text:style-name="P7">On a ensuite ce genre de circuit :</text:p>
      <text:p text:style-name="P7"/>
      <text:p text:style-name="P7"><draw:line text:anchor-type="paragraph" draw:z-index="1" draw:name="Forme2" draw:style-name="gr2" draw:text-style-name="P18" svg:x1="0.536cm" svg:y1="0.261cm" svg:x2="1.794cm" svg:y2="0.261cm"><text:p/></draw:line><draw:custom-shape text:anchor-type="paragraph" draw:z-index="4" draw:name="Forme3" draw:style-name="gr3" draw:text-style-name="P20" svg:width="0.98cm" svg:height="0.844cm" svg:x="2.071cm" svg:y="0.318cm"><text:p text:style-name="P18">O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" draw:name="Forme4" draw:style-name="gr4" draw:text-style-name="P21" svg:x1="1.75cm" svg:y1="0.548cm" svg:x2="1.75cm" svg:y2="0.22cm"><text:p/></draw:line>A</text:p>
      <text:p text:style-name="P7"><draw:line text:anchor-type="paragraph" draw:z-index="6" draw:name="Forme2" draw:style-name="gr2" draw:text-style-name="P19" svg:x1="1.723cm" svg:y1="0.011cm" svg:x2="2.071cm" svg:y2="0.011cm"><text:p/></draw:line><draw:line text:anchor-type="paragraph" draw:z-index="7" draw:name="Forme4" draw:style-name="gr4" draw:text-style-name="P21" svg:x1="1.753cm" svg:y1="0.75cm" svg:x2="1.753cm" svg:y2="0.422cm"><text:p/></draw:line><draw:line text:anchor-type="paragraph" draw:z-index="8" draw:name="Forme2" draw:style-name="gr2" draw:text-style-name="P19" svg:x1="1.723cm" svg:y1="0.47cm" svg:x2="2.071cm" svg:y2="0.47cm"><text:p/></draw:line><draw:line text:anchor-type="paragraph" draw:z-index="9" draw:name="Forme2" draw:style-name="gr2" draw:text-style-name="P18" svg:x1="3.05cm" svg:y1="0.249cm" svg:x2="4.308cm" svg:y2="0.249cm"><text:p/></draw:line><draw:line text:anchor-type="paragraph" draw:z-index="10" draw:name="Forme4" draw:style-name="gr4" draw:text-style-name="P21" svg:x1="4.254cm" svg:y1="0.956cm" svg:x2="4.254cm" svg:y2="0.249cm"><text:p/></draw:line></text:p>
      <text:p text:style-name="P7"><draw:line text:anchor-type="paragraph" draw:z-index="2" draw:name="Forme2" draw:style-name="gr2" draw:text-style-name="P19" svg:x1="0.483cm" svg:y1="0.289cm" svg:x2="1.807cm" svg:y2="0.289cm"><text:p/></draw:line><draw:custom-shape text:anchor-type="paragraph" draw:z-index="11" draw:name="Forme3" draw:style-name="gr5" draw:text-style-name="P20" svg:width="1.066cm" svg:height="0.844cm" svg:x="4.574cm" svg:y="0.268cm"><text:p text:style-name="P18">AND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2" draw:name="Forme2" draw:style-name="gr2" draw:text-style-name="P19" svg:x1="4.225cm" svg:y1="0.42cm" svg:x2="4.573cm" svg:y2="0.42cm"><text:p/></draw:line><draw:frame text:anchor-type="paragraph" draw:z-index="16" draw:name="Forme5" draw:style-name="gr6" draw:text-style-name="P22" svg:width="0.996cm" svg:height="0.615cm" svg:x="6.355cm" svg:y="0.423cm"><draw:text-box><text:p>S1</text:p></draw:text-box></draw:frame>B</text:p>
      <text:p text:style-name="P7"><draw:line text:anchor-type="paragraph" draw:z-index="13" draw:name="Forme4" draw:style-name="gr4" draw:text-style-name="P21" svg:x1="4.189cm" svg:y1="0.741cm" svg:x2="4.189cm" svg:y2="0.413cm"><text:p/></draw:line><draw:line text:anchor-type="paragraph" draw:z-index="14" draw:name="Forme2" draw:style-name="gr2" draw:text-style-name="P19" svg:x1="4.189cm" svg:y1="0.464cm" svg:x2="4.574cm" svg:y2="0.464cm"><text:p/></draw:line><draw:line text:anchor-type="paragraph" draw:z-index="15" draw:name="Forme2" draw:style-name="gr2" draw:text-style-name="P19" svg:x1="5.639cm" svg:y1="0.243cm" svg:x2="6.219cm" svg:y2="0.243cm"><text:p/></draw:line></text:p>
      <text:p text:style-name="P7"><draw:line text:anchor-type="paragraph" draw:z-index="3" draw:name="Forme2" draw:style-name="gr2" draw:text-style-name="P18" svg:x1="0.536cm" svg:y1="0.254cm" svg:x2="4.237cm" svg:y2="0.254cm"><text:p/></draw:line>C</text:p>
      <text:p text:style-name="P7"/>
      <text:p text:style-name="P9">Ici la sortie ‘S1’ est à ‘1’ si :</text:p>
      <text:p text:style-name="P9"><text:s text:c="7"/>A=1 ; B=0 et C=1</text:p>
      <text:p text:style-name="P9">OU A=0 ; B=1 et C=1</text:p>
      <text:p text:style-name="P9">OU A=1 ; B=1 et C=1.</text:p>
      <text:p text:style-name="P9"/>
      <text:p text:style-name="P10"><text:span text:style-name="T6">Qu’en</text:span> est-il de ‘S2’ dans le cas suivant : <text:span text:style-name="T1"><text:s text:c="2"/></text:span> ?</text:p>
      <text:p text:style-name="P8"/>
      <text:p text:style-name="P8"><draw:line text:anchor-type="paragraph" draw:z-index="17" draw:name="Forme2" draw:style-name="gr2" draw:text-style-name="P18" svg:x1="0.536cm" svg:y1="0.261cm" svg:x2="1.794cm" svg:y2="0.261cm"><text:p/></draw:line><draw:custom-shape text:anchor-type="paragraph" draw:z-index="20" draw:name="Forme3" draw:style-name="gr7" draw:text-style-name="P20" svg:width="1.117cm" svg:height="0.844cm" svg:x="2.071cm" svg:y="0.318cm"><text:p text:style-name="P18">AND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1" draw:name="Forme4" draw:style-name="gr4" draw:text-style-name="P21" svg:x1="1.75cm" svg:y1="0.548cm" svg:x2="1.75cm" svg:y2="0.22cm"><text:p/></draw:line>A</text:p>
      <text:p text:style-name="P8"><draw:line text:anchor-type="paragraph" draw:z-index="22" draw:name="Forme2" draw:style-name="gr2" draw:text-style-name="P19" svg:x1="1.723cm" svg:y1="0.011cm" svg:x2="2.071cm" svg:y2="0.011cm"><text:p/></draw:line><draw:line text:anchor-type="paragraph" draw:z-index="23" draw:name="Forme4" draw:style-name="gr4" draw:text-style-name="P21" svg:x1="1.753cm" svg:y1="0.75cm" svg:x2="1.753cm" svg:y2="0.422cm"><text:p/></draw:line><draw:line text:anchor-type="paragraph" draw:z-index="24" draw:name="Forme2" draw:style-name="gr2" draw:text-style-name="P19" svg:x1="1.723cm" svg:y1="0.47cm" svg:x2="2.071cm" svg:y2="0.47cm"><text:p/></draw:line><draw:line text:anchor-type="paragraph" draw:z-index="25" draw:name="Forme2" draw:style-name="gr2" draw:text-style-name="P18" svg:x1="3.187cm" svg:y1="0.249cm" svg:x2="4.307cm" svg:y2="0.249cm"><text:p/></draw:line><draw:line text:anchor-type="paragraph" draw:z-index="26" draw:name="Forme4" draw:style-name="gr4" draw:text-style-name="P21" svg:x1="4.254cm" svg:y1="0.956cm" svg:x2="4.254cm" svg:y2="0.249cm"><text:p/></draw:line></text:p>
      <text:p text:style-name="P8"><draw:line text:anchor-type="paragraph" draw:z-index="18" draw:name="Forme2" draw:style-name="gr2" draw:text-style-name="P19" svg:x1="0.483cm" svg:y1="0.289cm" svg:x2="1.807cm" svg:y2="0.289cm"><text:p/></draw:line><draw:custom-shape text:anchor-type="paragraph" draw:z-index="27" draw:name="Forme3" draw:style-name="gr5" draw:text-style-name="P20" svg:width="1.066cm" svg:height="0.844cm" svg:x="4.574cm" svg:y="0.268cm"><text:p text:style-name="P18">O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8" draw:name="Forme2" draw:style-name="gr2" draw:text-style-name="P19" svg:x1="4.225cm" svg:y1="0.42cm" svg:x2="4.573cm" svg:y2="0.42cm"><text:p/></draw:line>B</text:p>
      <text:p text:style-name="P8"><draw:line text:anchor-type="paragraph" draw:z-index="29" draw:name="Forme4" draw:style-name="gr4" draw:text-style-name="P21" svg:x1="4.189cm" svg:y1="0.741cm" svg:x2="4.189cm" svg:y2="0.413cm"><text:p/></draw:line><draw:line text:anchor-type="paragraph" draw:z-index="30" draw:name="Forme2" draw:style-name="gr2" draw:text-style-name="P19" svg:x1="4.189cm" svg:y1="0.464cm" svg:x2="4.574cm" svg:y2="0.464cm"><text:p/></draw:line><draw:line text:anchor-type="paragraph" draw:z-index="31" draw:name="Forme2" draw:style-name="gr2" draw:text-style-name="P19" svg:x1="5.639cm" svg:y1="0.237cm" svg:x2="6.53cm" svg:y2="0.237cm"><text:p/></draw:line><draw:line text:anchor-type="paragraph" draw:z-index="33" draw:name="Forme4" draw:style-name="gr4" draw:text-style-name="P21" svg:x1="6.478cm" svg:y1="0.943cm" svg:x2="6.478cm" svg:y2="0.236cm"><text:p/></draw:line></text:p>
      <text:p text:style-name="P8"><draw:line text:anchor-type="paragraph" draw:z-index="19" draw:name="Forme2" draw:style-name="gr2" draw:text-style-name="P18" svg:x1="0.536cm" svg:y1="0.254cm" svg:x2="4.237cm" svg:y2="0.254cm"><text:p/></draw:line><draw:frame text:anchor-type="paragraph" draw:z-index="32" draw:name="Forme5" draw:style-name="gr6" draw:text-style-name="P22" svg:width="0.996cm" svg:height="0.615cm" svg:x="8.844cm" svg:y="0.349cm"><draw:text-box><text:p>S2</text:p></draw:text-box></draw:frame><draw:line text:anchor-type="paragraph" draw:z-index="34" draw:name="Forme2" draw:style-name="gr2" draw:text-style-name="P19" svg:x1="6.479cm" svg:y1="0.408cm" svg:x2="6.827cm" svg:y2="0.408cm"><text:p/></draw:line><draw:custom-shape text:anchor-type="paragraph" draw:z-index="35" draw:name="Forme3" draw:style-name="gr5" draw:text-style-name="P20" svg:width="1.066cm" svg:height="0.844cm" svg:x="6.835cm" svg:y="0.256cm"><text:p text:style-name="P18">AND</text:p><draw:enhanced-geometry svg:viewBox="0 0 21600 21600" draw:mirror-horizontal="false" draw:mirror-vertical="false" draw:type="rectangle" draw:enhanced-path="M 0 0 L 21600 0 21600 21600 0 21600 0 0 Z N"/></draw:custom-shape>C</text:p>
      <text:p text:style-name="P8"><draw:line text:anchor-type="paragraph" draw:z-index="37" draw:name="Forme4" draw:style-name="gr4" draw:text-style-name="P21" svg:x1="6.347cm" svg:y1="0.738cm" svg:x2="6.347cm" svg:y2="0.446cm"><text:p/></draw:line><draw:line text:anchor-type="paragraph" draw:z-index="38" draw:name="Forme2" draw:style-name="gr2" draw:text-style-name="P19" svg:x1="6.297cm" svg:y1="0.456cm" svg:x2="6.835cm" svg:y2="0.456cm"><text:p/></draw:line><draw:line text:anchor-type="paragraph" draw:z-index="39" draw:name="Forme2" draw:style-name="gr2" draw:text-style-name="P19" svg:x1="7.9cm" svg:y1="0.177cm" svg:x2="8.791cm" svg:y2="0.177cm"><text:p/></draw:line></text:p>
      <text:p text:style-name="P10"><draw:line text:anchor-type="paragraph" draw:z-index="36" draw:name="Forme2" draw:style-name="gr2" draw:text-style-name="P18" svg:x1="0.476cm" svg:y1="0.252cm" svg:x2="6.387cm" svg:y2="0.25cm"><text:p/></draw:line>D</text:p>
      <text:p text:style-name="P10"/>
      <text:p text:style-name="P10">Complétez les lignes suivantes :</text:p>
      <text:p text:style-name="P10">-Si A=<text:span text:style-name="T6">1</text:span> ; B=0 ; C=<text:span text:style-name="T6">1</text:span> et D=<text:span text:style-name="T6">1</text:span>, alors S2=<text:span text:style-name="T1"> <text:s/></text:span> ?</text:p>
      <text:p text:style-name="P10">-Si A=<text:span text:style-name="T6">1</text:span> ; B=<text:span text:style-name="T6">1</text:span> ; C=<text:span text:style-name="T6">1</text:span> et D=0, alors S2=<text:span text:style-name="T1"> <text:s/></text:span> ?</text:p>
      <text:p text:style-name="P10">-Si A=<text:span text:style-name="T6">1</text:span> ; B=<text:span text:style-name="T6">1</text:span> ; C=<text:span text:style-name="T6">0</text:span> et D=<text:span text:style-name="T6">1</text:span>, alors S2=<text:span text:style-name="T1"> <text:s/></text:span> ?</text:p>
      <text:p text:style-name="P10">-Si A=<text:span text:style-name="T6">0</text:span> ; B=<text:span text:style-name="T6">1</text:span> ; C=<text:span text:style-name="T6">1</text:span> et D=0, alors S2=<text:span text:style-name="T1"> <text:s/></text:span> ?</text:p>
      <text:p text:style-name="P10"/>
      <text:p text:style-name="P10">Maintenant si je vous dis que les 4 réponses que vous venez d’entrer forment un nombre binaire (le haut correspond à la partie la plus à gauche du nombre et le bas correspond à la droite).</text:p>
      <text:p text:style-name="P10"/>
      <text:p text:style-name="P10">En DUT Info il faut savoir que les chapitres et les modules sont liés entre eux.</text:p>
      <text:p text:style-name="P10"/>
      <text:p text:style-name="P10">Je vais donc vous demander de traduire <text:span text:style-name="T7">le nombre obtenu,</text:span> en hexadécimale :</text:p>
      <text:p text:style-name="P10">Le <text:span text:style-name="T6">résultat</text:span> est : <text:span text:style-name="T1"><text:s text:c="2"/></text:span> ?</text:p>
      <text:p text:style-name="P14">Les bonnes réponses sont :</text:p>
      <text:p text:style-name="P11">-Si A=<text:span text:style-name="T6">1</text:span> ; B=0 ; C=<text:span text:style-name="T6">1</text:span> et D=<text:span text:style-name="T6">1</text:span>, alors S2=1</text:p>
      <text:p text:style-name="P11">-Si A=<text:span text:style-name="T6">1</text:span> ; B=<text:span text:style-name="T6">1</text:span> ; C=<text:span text:style-name="T6">1</text:span> et D=0, alors S2=<text:span text:style-name="T6">0</text:span></text:p>
      <text:p text:style-name="P11">-Si A=<text:span text:style-name="T6">1</text:span> ; B=<text:span text:style-name="T6">1</text:span> ; C=<text:span text:style-name="T6">0</text:span> et D=<text:span text:style-name="T6">1</text:span>, alors S2=<text:span text:style-name="T6">1</text:span></text:p>
      <text:p text:style-name="P11">-Si A=<text:span text:style-name="T6">0</text:span> ; B=<text:span text:style-name="T6">1</text:span> ; C=<text:span text:style-name="T6">1</text:span> et D=0, alors S2=<text:span text:style-name="T6">0</text:span></text:p>
      <text:p text:style-name="P11"><text:span text:style-name="T2"/></text:p>
      <text:p text:style-name="P11"><text:span text:style-name="T6">→</text:span><text:span text:style-name="T2">1010</text:span></text:p>
      <text:p text:style-name="P11"><text:span text:style-name="T2"/></text:p>
      <text:p text:style-name="P11"><text:span text:style-name="T6">Et l</text:span>e <text:span text:style-name="T6">résultat</text:span> est :<text:span text:style-name="T6"> ‘A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9:19:02.306361577</meta:creation-date>
    <dc:date>2018-06-10T21:24:44.722589453</dc:date>
    <meta:editing-duration>PT1H22M2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49" meta:word-count="442" meta:character-count="2168" meta:non-whitespace-character-count="1726"/>
  </office:meta>
</office:document-meta>
</file>